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4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Rawspec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Proposed High-level Test Plan</text:p>
            <text:p/>
            <text:p>Richard Elkins</text:p>
            <text:p>2021-10-26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urrent Sta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irst stage in multiple production work flows for the production of science products for downstream processing and analysis.</text:p>
              </text:list-item>
              <text:list-item>
                <text:p text:style-name="P4">Current github repository: <text:a xlink:href="https://github.com/UCBerkeleySETI/rawspec" xlink:type="simple">https://github.com/UCBerkeleySETI/rawspec</text:a></text:p>
              </text:list-item>
              <text:list-item>
                <text:p>8 open Pull Requests as of 2021-10-26:</text:p>
                <text:list>
                  <text:list-item>
                    <text:p>Some are drafts.</text:p>
                  </text:list-item>
                  <text:list-item>
                    <text:p>Feature enhancements</text:p>
                  </text:list-item>
                  <text:list-item>
                    <text:p>Unknown side effects (if any) on current 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sting Development Plan - Fi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apture current (2021-10-26) version of the github repository.</text:p>
              </text:list-item>
              <text:list-item>
                <text:p>Specify the first version of test cases to be used in automated and on-demand testing.</text:p>
                <text:list>
                  <text:list-item>
                    <text:p>Scope: file-to-file only.</text:p>
                  </text:list-item>
                  <text:list-item>
                    <text:p>Define telescope data to be simulated in terms of the following:</text:p>
                    <text:list>
                      <text:list-item>
                        <text:p>FFT lengths</text:p>
                      </text:list-item>
                      <text:list-item>
                        <text:p>Number of coarse channels</text:p>
                      </text:list-item>
                      <text:list-item>
                        <text:p>Number of output polarizations</text:p>
                      </text:list-item>
                      <text:list-item>
                        <text:p>Spectra to integrate </text:p>
                      </text:list-item>
                    </text:list>
                  </text:list-item>
                </text:list>
              </text:list-item>
              <text:list-item>
                <text:p><text:span text:style-name="T1">Generate a set of small starting files (.raw files) based on the</text:span> test cases using <text:a xlink:href="https://setigen.readthedocs.io/en/main/voltages.html" xlink:type="simple">setigen.voltages</text:a><text:s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sting Development Plan - Files (cont.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Establish a <text:span text:style-name="T2">test</text:span> directory for test executable scripts and <text:span text:style-name="T2">test/testdata</text:span> directory for temporary and retained test data.</text:p>
              </text:list-item>
              <text:list-item>
                <text:p text:style-name="P4">For each test case, create a set of temporary .fil files:</text:p>
                <text:list>
                  <text:list-item>
                    <text:p>Run the 2021-10-26 rawspec, producing one (or more) .fil files.</text:p>
                  </text:list-item>
                  <text:list-item>
                    <text:p><text:span text:style-name="T3">Future (but not now) - Repeat, </text:span>producing one (or more) .h5 files.</text:p>
                  </text:list-item>
                </text:list>
              </text:list-item>
              <text:list-item>
                <text:p text:style-name="P4">For each test case, develop a table of expected results:</text:p>
                <text:list>
                  <text:list-item>
                    <text:p>Use Python, bash, and blimpy fil2h5 as appropriate.</text:p>
                  </text:list-item>
                  <text:list-item>
                    <text:p>Copy and adapt the test results table generation, comparison, and evaluation Python code from turbo_seti. <text:s/></text:p>
                  </text:list-item>
                  <text:list-item>
                    <text:p>The output of a test case execution is one or more tables that represents the expected result.</text:p>
                  </text:list-item>
                  <text:list-item>
                    <text:p>Keep the .raw files and table files; discard the .fil files and .h5 files.</text:p>
                  </text:list-item>
                </text:list>
              </text:list-item>
              <text:list-item>
                <text:p>The <text:span text:style-name="T2">test</text:span> and <text:span text:style-name="T2">test/testdata</text:span> directory is now complete and ready for integration with rawspec on github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sting Development Plan - Execu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For each test case, develop an execution script:</text:p>
                <text:list>
                  <text:list-item>
                    <text:p>Use Python, bash, and blimpy fil2h5 as appropriate.</text:p>
                  </text:list-item>
                  <text:list-item>
                    <text:p>Execution model:</text:p>
                    <text:list>
                      <text:list-item>
                        <text:p>rawspec → .fil file</text:p>
                      </text:list-item>
                      <text:list-item>
                        <text:p>fil2h5 → .h5 file</text:p>
                      </text:list-item>
                      <text:list-item>
                        <text:p>turboSETI → .dat file</text:p>
                      </text:list-item>
                      <text:list-item>
                        <text:p>Compare .dat file to expected results</text:p>
                      </text:list-item>
                      <text:list-item>
                        <text:p>No news is good news.</text:p>
                      </text:list-item>
                    </text:list>
                  </text:list-item>
                </text:list>
              </text:list-item>
              <text:list-item>
                <text:p text:style-name="P4">Develop Github Action scripts to run automated testing on github whenever one of the following occurs:</text:p>
                <text:list>
                  <text:list-item>
                    <text:p>Open or update of a Pull Request</text:p>
                  </text:list-item>
                  <text:list-item>
                    <text:p text:style-name="P5"><text:span text:style-name="T3">Merge </text:span>a Pull Request</text:p>
                  </text:list-item>
                  <text:list-item>
                    <text:p>Manual edit of a github file</text:p>
                  </text:list-item>
                </text:list>
              </text:list-item>
              <text:list-item>
                <text:p>Now, the 8 open PRs can be safely evaluated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ull Requests (PRs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hould this PR be considered for merging (Y/N) ?</text:p>
              </text:list-item>
              <text:list-item>
                <text:p text:style-name="P4">For each open Pull Request considered for merging:</text:p>
                <text:list>
                  <text:list-item>
                    <text:p>Have each PR author resubmit the PR to force Github Actions.</text:p>
                  </text:list-item>
                  <text:list-item>
                    <text:p>Evaluate Github Action open logs.</text:p>
                  </text:list-item>
                  <text:list-item>
                    <text:p>If success, then merge.</text:p>
                  </text:list-item>
                  <text:list-item>
                    <text:p>Evaluate Github Action merge logs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ork rawspec for FBH5 inclusion.</text:p>
              </text:list-item>
              <text:list-item>
                <text:p text:style-name="P4">Open a PR in FBH5 fork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4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6T08:37:56.482470148</meta:creation-date>
    <dc:date>2021-10-26T09:18:50.980268937</dc:date>
    <meta:editing-duration>PT41M45S</meta:editing-duration>
    <meta:editing-cycles>14</meta:editing-cycles>
    <meta:generator>LibreOffice/7.1.6.2$Linux_X86_64 LibreOffice_project/10$Build-2</meta:generator>
    <meta:document-statistic meta:object-count="48"/>
  </office:meta>
</office:document-meta>
</file>